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  <style:text-properties style:font-name="Times New Roman"/>
    </style:style>
    <style:style style:name="TableColumn3" style:family="table-column">
      <style:table-column-properties style:column-width="1.6951in" style:use-optimal-column-width="false"/>
    </style:style>
    <style:style style:name="TableColumn4" style:family="table-column">
      <style:table-column-properties style:column-width="3.802in" style:use-optimal-column-width="false"/>
    </style:style>
    <style:style style:name="TableColumn5" style:family="table-column">
      <style:table-column-properties style:column-width="1.018in" style:use-optimal-column-width="false"/>
    </style:style>
    <style:style style:name="Table2" style:family="table">
      <style:table-properties style:width="6.5152in" fo:margin-left="0.09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C0C0C0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8" style:parent-style-name="TableContents" style:family="paragraph">
      <style:text-properties style:font-name="Times New Roman"/>
    </style:style>
    <style:style style:name="TableCell9" style:family="table-cell">
      <style:table-cell-properties fo:border="0.0034in solid #C0C0C0" style:writing-mode="lr-tb" style:vertical-align="middle" fo:padding-top="0in" fo:padding-left="0in" fo:padding-bottom="0in" fo:padding-right="0in"/>
    </style:style>
    <style:style style:name="P10" style:parent-style-name="TableContents" style:family="paragraph">
      <style:text-properties style:font-name="Times New Roman"/>
    </style:style>
    <style:style style:name="TableRow11" style:family="table-row">
      <style:table-row-properties style:min-row-height="0.0736in" style:use-optimal-row-height="false"/>
    </style:style>
    <style:style style:name="TableCell12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3" style:parent-style-name="TableContents" style:family="paragraph">
      <style:text-properties style:font-name="Times New Roman"/>
    </style:style>
    <style:style style:name="TableCell14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5" style:parent-style-name="TableContents" style:family="paragraph">
      <style:text-properties style:font-name="Times New Roman"/>
    </style:style>
    <style:style style:name="TableCell16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17" style:parent-style-name="TableContents" style:family="paragraph">
      <style:text-properties style:font-name="Times New Roman"/>
    </style:style>
    <style:style style:name="TableRow18" style:family="table-row">
      <style:table-row-properties style:min-row-height="0.0736in" style:use-optimal-row-height="false"/>
    </style:style>
    <style:style style:name="TableCell19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20" style:parent-style-name="TableContents" style:family="paragraph">
      <style:text-properties style:font-name="Times New Roman"/>
    </style:style>
    <style:style style:name="TableCell21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22" style:parent-style-name="TableContents" style:family="paragraph">
      <style:text-properties style:font-name="Times New Roman"/>
    </style:style>
    <style:style style:name="TableCell23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24" style:parent-style-name="TableContents" style:family="paragraph">
      <style:text-properties style:font-name="Times New Roman"/>
    </style:style>
    <style:style style:name="P25" style:parent-style-name="Heading2" style:family="paragraph">
      <style:text-properties style:font-name="Times New Roman"/>
    </style:style>
    <style:style style:name="TableColumn27" style:family="table-column">
      <style:table-column-properties style:column-width="1.3645in" style:use-optimal-column-width="false"/>
    </style:style>
    <style:style style:name="TableColumn28" style:family="table-column">
      <style:table-column-properties style:column-width="2.5479in" style:use-optimal-column-width="false"/>
    </style:style>
    <style:style style:name="TableColumn29" style:family="table-column">
      <style:table-column-properties style:column-width="1.5847in" style:use-optimal-column-width="false"/>
    </style:style>
    <style:style style:name="TableColumn30" style:family="table-column">
      <style:table-column-properties style:column-width="1.0131in" style:use-optimal-column-width="false"/>
    </style:style>
    <style:style style:name="Table26" style:family="table">
      <style:table-properties style:width="6.5104in" fo:margin-left="0in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C0C0C0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33" style:parent-style-name="TableContents" style:family="paragraph">
      <style:text-properties style:font-name="Times New Roman"/>
    </style:style>
    <style:style style:name="TableCell34" style:family="table-cell">
      <style:table-cell-properties fo:border="0.0034in solid #C0C0C0" style:writing-mode="lr-tb" style:vertical-align="middle" fo:padding-top="0in" fo:padding-left="0in" fo:padding-bottom="0in" fo:padding-right="0in"/>
    </style:style>
    <style:style style:name="P35" style:parent-style-name="TableContents" style:family="paragraph">
      <style:text-properties style:font-name="Times New Roma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38" style:parent-style-name="TableContents" style:family="paragraph">
      <style:text-properties style:font-name="Times New Roma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41" style:parent-style-name="TableContents" style:family="paragraph">
      <style:text-properties style:font-name="Times New Roma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44" style:parent-style-name="TableContents" style:family="paragraph">
      <style:text-properties style:font-name="Times New Roma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47" style:parent-style-name="TableContents" style:family="paragraph">
      <style:text-properties style:font-name="Times New Roman"/>
    </style:style>
    <style:style style:name="P48" style:parent-style-name="TableContents" style:family="paragraph">
      <style:text-properties style:font-name="Times New Roman"/>
    </style:style>
    <style:style style:name="P49" style:parent-style-name="TableContents" style:family="paragraph">
      <style:text-properties style:font-name="Times New Roman"/>
    </style:style>
    <style:style style:name="P50" style:parent-style-name="TableContents" style:family="paragraph">
      <style:text-properties style:font-name="Times New Roman"/>
    </style:style>
    <style:style style:name="P51" style:parent-style-name="TableContents" style:family="paragraph">
      <style:text-properties style:font-name="Times New Roman"/>
    </style:style>
    <style:style style:name="P52" style:parent-style-name="TableContents" style:family="paragraph">
      <style:text-properties style:font-name="Times New Roman"/>
    </style:style>
    <style:style style:name="P53" style:parent-style-name="TableContents" style:family="paragraph">
      <style:text-properties style:font-name="Times New Roman"/>
    </style:style>
    <style:style style:name="P54" style:parent-style-name="TableContents" style:family="paragraph">
      <style:text-properties style:font-name="Times New Roman"/>
    </style:style>
    <style:style style:name="P55" style:parent-style-name="TableContents" style:family="paragraph">
      <style:text-properties style:font-name="Times New Roman"/>
    </style:style>
    <style:style style:name="P56" style:parent-style-name="TableContents" style:family="paragraph">
      <style:text-properties style:font-name="Times New Roman"/>
    </style:style>
    <style:style style:name="P57" style:parent-style-name="TableContents" style:family="paragraph">
      <style:text-properties style:font-name="Times New Roman"/>
    </style:style>
    <style:style style:name="P58" style:parent-style-name="TableContents" style:family="paragraph">
      <style:text-properties style:font-name="Times New Roman"/>
    </style:style>
    <style:style style:name="P59" style:parent-style-name="TableContents" style:family="paragraph">
      <style:text-properties style:font-name="Times New Roman"/>
    </style:style>
    <style:style style:name="P60" style:parent-style-name="TableContents" style:family="paragraph">
      <style:text-properties style:font-name="Times New Roma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63" style:parent-style-name="TableContents" style:family="paragraph">
      <style:text-properties style:font-name="Times New Roman"/>
    </style:style>
    <style:style style:name="P64" style:parent-style-name="TableContents" style:family="paragraph">
      <style:text-properties style:font-name="Times New Roman"/>
    </style:style>
    <style:style style:name="P65" style:parent-style-name="TableContents" style:family="paragraph">
      <style:text-properties style:font-name="Times New Roman"/>
    </style:style>
    <style:style style:name="P66" style:parent-style-name="TableContents" style:family="paragraph">
      <style:text-properties style:font-name="Times New Roman"/>
    </style:style>
    <style:style style:name="P67" style:parent-style-name="TableContents" style:family="paragraph">
      <style:text-properties style:font-name="Times New Roman"/>
    </style:style>
    <style:style style:name="P68" style:parent-style-name="TableContents" style:family="paragraph">
      <style:text-properties style:font-name="Times New Roman"/>
    </style:style>
    <style:style style:name="P69" style:parent-style-name="TableContents" style:family="paragraph">
      <style:text-properties style:font-name="Times New Roman"/>
    </style:style>
    <style:style style:name="P70" style:parent-style-name="TableContents" style:family="paragraph">
      <style:text-properties style:font-name="Times New Roman"/>
    </style:style>
    <style:style style:name="P71" style:parent-style-name="TableContents" style:family="paragraph">
      <style:text-properties style:font-name="Times New Roman"/>
    </style:style>
    <style:style style:name="P72" style:parent-style-name="TableContents" style:family="paragraph">
      <style:text-properties style:font-name="Times New Roman"/>
    </style:style>
    <style:style style:name="P73" style:parent-style-name="TableContents" style:family="paragraph">
      <style:text-properties style:font-name="Times New Roman"/>
    </style:style>
    <style:style style:name="P74" style:parent-style-name="TableContents" style:family="paragraph">
      <style:text-properties style:font-name="Times New Roman"/>
    </style:style>
    <style:style style:name="P75" style:parent-style-name="TableContents" style:family="paragraph">
      <style:text-properties style:font-name="Times New Roman"/>
    </style:style>
    <style:style style:name="P76" style:parent-style-name="TableContents" style:family="paragraph">
      <style:text-properties style:font-name="Times New Roman"/>
    </style:style>
    <style:style style:name="P77" style:parent-style-name="TableContents" style:family="paragraph">
      <style:text-properties style:font-name="Times New Roman"/>
    </style:style>
    <style:style style:name="P78" style:parent-style-name="TableContents" style:family="paragraph">
      <style:text-properties style:font-name="Times New Roman"/>
    </style:style>
    <style:style style:name="P79" style:parent-style-name="TableContents" style:family="paragraph">
      <style:text-properties style:font-name="Times New Roman"/>
    </style:style>
    <style:style style:name="P80" style:parent-style-name="TableContents" style:family="paragraph">
      <style:text-properties style:font-name="Times New Roman"/>
    </style:style>
    <style:style style:name="P81" style:parent-style-name="TableContents" style:family="paragraph">
      <style:text-properties style:font-name="Times New Roman"/>
    </style:style>
    <style:style style:name="P82" style:parent-style-name="TableContents" style:family="paragraph">
      <style:text-properties style:font-name="Times New Roman"/>
    </style:style>
    <style:style style:name="P83" style:parent-style-name="TableContents" style:family="paragraph">
      <style:text-properties style:font-name="Times New Roman"/>
    </style:style>
    <style:style style:name="P84" style:parent-style-name="TableContents" style:family="paragraph">
      <style:text-properties style:font-name="Times New Roman"/>
    </style:style>
    <style:style style:name="P85" style:parent-style-name="TableContents" style:family="paragraph">
      <style:text-properties style:font-name="Times New Roman"/>
    </style:style>
    <style:style style:name="P86" style:parent-style-name="TableContents" style:family="paragraph">
      <style:text-properties style:font-name="Times New Roman"/>
    </style:style>
    <style:style style:name="P87" style:parent-style-name="TableContents" style:family="paragraph">
      <style:text-properties style:font-name="Times New Roman"/>
    </style:style>
    <style:style style:name="P88" style:parent-style-name="TableContents" style:family="paragraph">
      <style:text-properties style:font-name="Times New Roman"/>
    </style:style>
    <style:style style:name="P89" style:parent-style-name="TableContents" style:family="paragraph">
      <style:text-properties style:font-name="Times New Roman"/>
    </style:style>
    <style:style style:name="P90" style:parent-style-name="TableContents" style:family="paragraph">
      <style:text-properties style:font-name="Times New Roman"/>
    </style:style>
    <style:style style:name="P91" style:parent-style-name="TableContents" style:family="paragraph">
      <style:text-properties style:font-name="Times New Roman"/>
    </style:style>
    <style:style style:name="P92" style:parent-style-name="TableContents" style:family="paragraph">
      <style:text-properties style:font-name="Times New Roman"/>
    </style:style>
    <style:style style:name="P93" style:parent-style-name="TableContents" style:family="paragraph">
      <style:text-properties style:font-name="Times New Roman"/>
    </style:style>
    <style:style style:name="P94" style:parent-style-name="TableContents" style:family="paragraph">
      <style:text-properties style:font-name="Times New Roman"/>
    </style:style>
    <style:style style:name="P95" style:parent-style-name="TableContents" style:family="paragraph">
      <style:text-properties style:font-name="Times New Roman"/>
    </style:style>
    <style:style style:name="P96" style:parent-style-name="TableContents" style:family="paragraph">
      <style:text-properties style:font-name="Times New Roman"/>
    </style:style>
    <style:style style:name="P97" style:parent-style-name="TableContents" style:family="paragraph">
      <style:text-properties style:font-name="Times New Roman"/>
    </style:style>
    <style:style style:name="P98" style:parent-style-name="TableContents" style:family="paragraph">
      <style:text-properties style:font-name="Times New Roma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101" style:parent-style-name="TableContents" style:family="paragraph">
      <style:text-properties style:font-name="Times New Roman"/>
    </style:style>
    <style:style style:name="P102" style:parent-style-name="TableContents" style:family="paragraph">
      <style:text-properties style:font-name="Times New Roman"/>
    </style:style>
    <style:style style:name="P103" style:parent-style-name="TableContents" style:family="paragraph">
      <style:text-properties style:font-name="Times New Roman"/>
    </style:style>
    <style:style style:name="P104" style:parent-style-name="TableContents" style:family="paragraph">
      <style:text-properties style:font-name="Times New Roman"/>
    </style:style>
    <style:style style:name="P105" style:parent-style-name="TableContents" style:family="paragraph">
      <style:text-properties style:font-name="Times New Roman"/>
    </style:style>
    <style:style style:name="P106" style:parent-style-name="TableContents" style:family="paragraph">
      <style:text-properties style:font-name="Times New Roman"/>
    </style:style>
    <style:style style:name="P107" style:parent-style-name="TableContents" style:family="paragraph">
      <style:text-properties style:font-name="Times New Roman"/>
    </style:style>
    <style:style style:name="P108" style:parent-style-name="TableContents" style:family="paragraph">
      <style:text-properties style:font-name="Times New Roman"/>
    </style:style>
    <style:style style:name="P109" style:parent-style-name="TableContents" style:family="paragraph">
      <style:text-properties style:font-name="Times New Roman"/>
    </style:style>
    <style:style style:name="P110" style:parent-style-name="TableContents" style:family="paragraph">
      <style:text-properties style:font-name="Times New Roma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13" style:parent-style-name="TableContents" style:family="paragraph">
      <style:text-properties style:font-name="Times New Roman"/>
    </style:style>
    <style:style style:name="TableCell114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115" style:parent-style-name="TableContents" style:family="paragraph">
      <style:text-properties style:font-name="Times New Roma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118" style:parent-style-name="TableContents" style:family="paragraph">
      <style:text-properties style:font-name="Times New Roma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121" style:parent-style-name="TableContents" style:family="paragraph">
      <style:text-properties style:font-name="Times New Roma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24" style:parent-style-name="TableContents" style:family="paragraph">
      <style:text-properties style:font-name="Times New Roman"/>
    </style:style>
    <style:style style:name="TableCell125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26" style:parent-style-name="TableContents" style:family="paragraph">
      <style:text-properties style:font-name="Times New Roman"/>
    </style:style>
    <style:style style:name="TableCell127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128" style:parent-style-name="TableContents" style:family="paragraph">
      <style:text-properties style:font-name="Times New Roman"/>
    </style:style>
    <style:style style:name="TableRow129" style:family="table-row">
      <style:table-row-properties style:min-row-height="0.0736in" style:use-optimal-row-height="false"/>
    </style:style>
    <style:style style:name="TableCell130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31" style:parent-style-name="TableContents" style:family="paragraph">
      <style:text-properties style:font-name="Times New Roman"/>
    </style:style>
    <style:style style:name="TableCell132" style:family="table-cell">
      <style:table-cell-properties fo:border-top="none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33" style:parent-style-name="TableContents" style:family="paragraph">
      <style:text-properties style:font-name="Times New Roman"/>
    </style:style>
    <style:style style:name="TableCell134" style:family="table-cell">
      <style:table-cell-properties fo:border-top="none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135" style:parent-style-name="TableContents" style:family="paragraph">
      <style:text-properties style:font-name="Times New Roma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C0C0C0" fo:border-bottom="0.0069in solid #000000" fo:border-right="none" style:writing-mode="lr-tb" style:vertical-align="middle" fo:padding-top="0in" fo:padding-left="0in" fo:padding-bottom="0in" fo:padding-right="0in"/>
    </style:style>
    <style:style style:name="P138" style:parent-style-name="TableContents" style:family="paragraph">
      <style:text-properties style:font-name="Times New Roman"/>
    </style:style>
    <style:style style:name="TableCell139" style:family="table-cell">
      <style:table-cell-properties fo:border-top="none" fo:border-left="0.0034in solid #C0C0C0" fo:border-bottom="0.0069in solid #000000" fo:border-right="none" style:writing-mode="lr-tb" style:vertical-align="middle" fo:padding-top="0in" fo:padding-left="0in" fo:padding-bottom="0in" fo:padding-right="0in"/>
    </style:style>
    <style:style style:name="P140" style:parent-style-name="TableContents" style:family="paragraph">
      <style:text-properties style:font-name="Times New Roman"/>
    </style:style>
    <style:style style:name="TableCell141" style:family="table-cell">
      <style:table-cell-properties fo:border-top="none" fo:border-left="0.0034in solid #C0C0C0" fo:border-bottom="0.0069in solid #000000" fo:border-right="0.0034in solid #C0C0C0" style:writing-mode="lr-tb" style:vertical-align="middle" fo:padding-top="0in" fo:padding-left="0in" fo:padding-bottom="0in" fo:padding-right="0in"/>
    </style:style>
    <style:style style:name="P142" style:parent-style-name="TableContents" style:family="paragraph">
      <style:text-properties style:font-name="Times New Roma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34in solid #C0C0C0" fo:border-bottom="0.0069in solid #000000" fo:border-right="none" style:writing-mode="lr-tb" style:vertical-align="middle" fo:padding-top="0in" fo:padding-left="0in" fo:padding-bottom="0in" fo:padding-right="0in"/>
    </style:style>
    <style:style style:name="P145" style:parent-style-name="TableContents" style:family="paragraph">
      <style:text-properties style:font-name="Times New Roman"/>
    </style:style>
    <style:style style:name="TableCell146" style:family="table-cell">
      <style:table-cell-properties fo:border-top="0.0069in solid #000000" fo:border-left="0.0034in solid #C0C0C0" fo:border-bottom="0.0069in solid #000000" fo:border-right="none" style:writing-mode="lr-tb" style:vertical-align="middle" fo:padding-top="0in" fo:padding-left="0in" fo:padding-bottom="0in" fo:padding-right="0in"/>
    </style:style>
    <style:style style:name="P147" style:parent-style-name="TableContents" style:family="paragraph">
      <style:text-properties style:font-name="Times New Roman"/>
    </style:style>
    <style:style style:name="TableCell148" style:family="table-cell">
      <style:table-cell-properties fo:border-top="0.0069in solid #000000" fo:border-left="0.0034in solid #C0C0C0" fo:border-bottom="0.0069in solid #000000" fo:border-right="0.0034in solid #C0C0C0" style:writing-mode="lr-tb" style:vertical-align="middle" fo:padding-top="0in" fo:padding-left="0in" fo:padding-bottom="0in" fo:padding-right="0in"/>
    </style:style>
    <style:style style:name="P149" style:parent-style-name="TableContents" style:family="paragraph">
      <style:text-properties style:font-name="Times New Roman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0.0069in solid #000000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52" style:parent-style-name="TableContents" style:family="paragraph">
      <style:text-properties style:font-name="Times New Roman"/>
    </style:style>
    <style:style style:name="TableCell153" style:family="table-cell">
      <style:table-cell-properties fo:border-top="0.0069in solid #000000" fo:border-left="0.0034in solid #C0C0C0" fo:border-bottom="0.0034in solid #C0C0C0" fo:border-right="none" style:writing-mode="lr-tb" style:vertical-align="middle" fo:padding-top="0in" fo:padding-left="0in" fo:padding-bottom="0in" fo:padding-right="0in"/>
    </style:style>
    <style:style style:name="P154" style:parent-style-name="TableContents" style:family="paragraph">
      <style:text-properties style:font-name="Times New Roman"/>
    </style:style>
    <style:style style:name="TableCell155" style:family="table-cell">
      <style:table-cell-properties fo:border-top="0.0069in solid #000000" fo:border-left="0.0034in solid #C0C0C0" fo:border-bottom="0.0034in solid #C0C0C0" fo:border-right="0.0034in solid #C0C0C0" style:writing-mode="lr-tb" style:vertical-align="middle" fo:padding-top="0in" fo:padding-left="0in" fo:padding-bottom="0in" fo:padding-right="0in"/>
    </style:style>
    <style:style style:name="P156" style:parent-style-name="TableContents" style:family="paragraph">
      <style:text-properties style:font-name="Times New Roman"/>
    </style:style>
    <style:style style:name="P157" style:parent-style-name="Standard" style:family="paragraph">
      <style:text-properties style:font-name="Times New Roman"/>
    </style:style>
    <style:style style:name="P158" style:parent-style-name="Standard" style:family="paragraph">
      <style:text-properties style:font-name="Times New Roman"/>
    </style:style>
    <style:style style:name="TableColumn160" style:family="table-column">
      <style:table-column-properties style:column-width="1.2604in" style:use-optimal-column-width="false"/>
    </style:style>
    <style:style style:name="TableColumn161" style:family="table-column">
      <style:table-column-properties style:column-width="5.2395in" style:use-optimal-column-width="false"/>
    </style:style>
    <style:style style:name="Table159" style:family="table">
      <style:table-properties style:width="6.5in" fo:margin-left="0in" table: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0.0208in solid #999999" fo:border-left="0.0138in solid #C0C0C0" fo:border-bottom="0.0138in solid #C0C0C0" fo:border-right="0.0138in solid #C0C0C0" style:writing-mode="lr-tb" style:vertical-align="middle" fo:padding-top="0in" fo:padding-left="0.0194in" fo:padding-bottom="0.0194in" fo:padding-right="0.0194in"/>
    </style:style>
    <style:style style:name="P164" style:parent-style-name="TableContents" style:family="paragraph">
      <style:paragraph-properties fo:margin-bottom="0.1965in"/>
      <style:text-properties style:font-name="Times New Roman"/>
    </style:style>
    <style:style style:name="TableCell165" style:family="table-cell">
      <style:table-cell-properties fo:border-top="0.0208in solid #999999" fo:border-left="none" fo:border-bottom="0.0138in solid #C0C0C0" fo:border-right="0.0138in solid #C0C0C0" style:writing-mode="lr-tb" style:vertical-align="middle" fo:padding-top="0in" fo:padding-left="0in" fo:padding-bottom="0.0194in" fo:padding-right="0.0194in"/>
    </style:style>
    <style:style style:name="P166" style:parent-style-name="TableContents" style:family="paragraph">
      <style:paragraph-properties fo:margin-bottom="0.1965in"/>
      <style:text-properties style:font-name="Times New Roman"/>
    </style:style>
    <style:style style:name="P167" style:parent-style-name="Standard" style:family="paragraph">
      <style:text-properties style:font-name="Times New Roman"/>
    </style:style>
    <style:style style:name="T168" style:parent-style-name="DefaultParagraphFont" style:family="text">
      <style:text-properties style:font-name="Times New Roman"/>
    </style:style>
  </office:automatic-styles>
  <office:body>
    <office:text text:use-soft-page-breaks="true">
      <text:h text:style-name="P1" text:outline-level="1">Protokoll vom 17.04.2018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rotokollführer</text:p>
          </table:table-cell>
          <table:table-cell table:style-name="TableCell9" table:number-columns-spanned="2">
            <text:p text:style-name="P10">Joshua Hörmann</text:p>
          </table:table-cell>
          <table:covered-table-cell/>
        </table:table-row>
        <table:table-row table:style-name="TableRow11">
          <table:table-cell table:style-name="TableCell12">
            <text:p text:style-name="P13">Abwesende Teilnehmer</text:p>
          </table:table-cell>
          <table:table-cell table:style-name="TableCell14">
            <text:p text:style-name="P15">Keiner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Dauer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</table:table>
      <text:h text:style-name="P25" text:outline-level="2">Tagungsordnungspunkte</text:h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Thema</text:p>
          </table:table-cell>
          <table:table-cell table:style-name="TableCell34" table:number-columns-spanned="3">
            <text:p text:style-name="P35"/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>Fabio: Debugging und Lizenztextanzeige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>Daniel: Ergebnisse<text:s/>der Aufgabenschätzung + Konfigurations-Klasse + Infos vom Kunden</text:p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>Joshua: Datenbank</text:p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>Fabio:</text:p>
            <text:p text:style-name="P48">-Diskussion über Lizenzen bei GPL Offenlegung nötig</text:p>
            <text:p text:style-name="P49">-DLLs mit Abhängigkeiten -&gt; wie werden Abhängigkeiten zwischen DLLs realisiert<text:s/></text:p>
            <text:p text:style-name="P50">-Importe und Abhängigkeiten -&gt;<text:s/>Inkompatibilität (Typen, etc.) -&gt; evtl. 60 Minuten anschauen</text:p>
            <text:p text:style-name="P51">-Genaue Aufteilung der DLLs definieren</text:p>
            <text:p text:style-name="P52">-Konzept mit DLLs nur wenn es keine Zyklischen Abhängigkeiten gibt</text:p>
            <text:p text:style-name="P53">-Eine Kern-DLL welche in mehreren DLLs importiert wird -&gt; Importprobleme<text:s/></text:p>
            <text:p text:style-name="P54">-Abhängigkeitsproblem: Aufrufen der Kern-DLL über zwei andere DLLs im Hauptprogramm -&gt; Vergleich des Rückgabetyps -&gt; unterschiedliche Instanzen aber gleicher Typ</text:p>
            <text:p text:style-name="P55">-DLLs sharen? Oder exklusiv laden (damit nur eine Funktion/Klasse die DLL hat)</text:p>
            <text:p text:style-name="P56">2 DLLs laden -&gt; beide haben eine Klasse A -&gt; Konflikt beim dynamisch laden<text:s/></text:p>
            <text:p text:style-name="P57">-Wenn die DLL ausgetauscht wird -&gt; Header Datei zeigt auf den Dateipfad aber überprüft nicht die DLL<text:s/></text:p>
            <text:p text:style-name="P58">-Mit Namespace arbeiten -&gt; Überlagerung der DLLS<text:s/></text:p>
            <text:p text:style-name="P59">-Erkennt über die .h Dateien welche Funktionen er über die<text:s/>DLLs einbindet -&gt; Compiler erkennt Doppelfunktionen und meldet Fehler -&gt; Abhängigkeitsproblem hinfällig</text:p>
            <text:p text:style-name="P60"/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Daniel:</text:p>
            <text:p text:style-name="P64">-Kunde wünscht das Backup wegen Abstürzen die die Datenbank zerstört haben.-&gt; Datenbankzugriffe sollten so realisiert werden, dass die Verbindung immer auf und abgebaut wird<text:s/></text:p>
            <text:p text:style-name="P65">-evtl. Automatisch Back-Up wenn Programm startet (bzw. schließt)</text:p>
            <text:p text:style-name="P66">-Back-Up in bestimmten Zeitabständen</text:p>
            <text:p text:style-name="P67">-Datenbank muss geschlossen sein, wenn man Back-Up macht</text:p>
            <text:p text:style-name="P68">-Nutzerinteraktion muss beachtet werden -&gt; wie schließt man einen Nutzereingriff aus</text:p>
            <text:p text:style-name="P69">-Import-Dateien -&gt; Noch hinzukommen Adresse, Geburtsdatum und voraussichtlicher Austritt<text:s/></text:p>
            <text:p text:style-name="P70">-Gibt zwei Dateitypen -&gt; einmal Vor und Nachname in einem Feld, einmal getrennt</text:p>
            <text:p text:style-name="P71">-Oberstufe Datei nur mit Vorname Nachname und Klassen (Fächer)<text:s/>-&gt; keine eindeutigen Identifier</text:p>
            <text:p text:style-name="P72">-Sortierverfahren sind nicht stabil und eindeutig -&gt; Position identifiziert nicht eindeutig</text:p>
            <text:p text:style-name="P73">-Quicksort -&gt; nicht stabil</text:p>
            <text:p text:style-name="P74">-Bubblesort -&gt; stabil</text:p>
            <text:p text:style-name="P75">-Import uneindeutig -&gt; Beim Importdialog ein eigenes Fenster für die Uneindeutigkeit öffnen, welche den Schüler klar identifizieren soll</text:p>
            <text:p text:style-name="P76">-Kunde weiß nie wie das Projekt funktioniert -&gt; nur Beispielszenarien -&gt; funktioniert nicht</text:p>
            <text:p text:style-name="P77">-Zeitsetzungen abgleichen</text:p>
            <text:p text:style-name="P78">-Filterung -&gt; Bis man fertig geschrieben hat -&gt; Beispiel: „Google Suggestion“ mit<text:s/>Contains-Funktion und nicht Equals<text:s/></text:p>
            <text:p text:style-name="P79">-Refine Search -&gt; mehrere Filter kombinieren</text:p>
            <text:soft-page-break/>
            <text:p text:style-name="P80">-Filterfunktion mit Suche -&gt; Suche über alle Datensätze</text:p>
            <text:p text:style-name="P81">-Doppelfilterung (zuerst Klasse -&gt; dann Nachname)</text:p>
            <text:p text:style-name="P82">-Unterschiede Suche Filter -&gt;<text:s/></text:p>
            <text:p text:style-name="P83">Suche -&gt; Zeigt Ergebnisse in die Liste</text:p>
            <text:p text:style-name="P84">Filter -&gt; Zeigt nur Ergebnisse</text:p>
            <text:p text:style-name="P85">-Eine Zeile für Filterung</text:p>
            <text:p text:style-name="P86">-Erst mit einem Kriterium implementieren und dann weitersehen ob Suche oder 2tes Kriterium</text:p>
            <text:p text:style-name="P87">-Beim Schüler selbes Problem bezüglich Suche und Filter</text:p>
            <text:p text:style-name="P88">-Suchen und Filtern sind keine Kernfunktionalitäten</text:p>
            <text:p text:style-name="P89">-Kernfunktionalitäten ist die Ausleihe<text:s/></text:p>
            <text:p text:style-name="P90">-Für Minimum von bestandener Datenbank ausgehen -&gt; Mit Ausleihen beginnen</text:p>
            <text:p text:style-name="P91">-Erster Zwischenschritt -&gt; Ausleihen der Bücher an die Schüler -&gt; Schüler oder Bücher auswählen und dann Ausleihdialog beginnen</text:p>
            <text:p text:style-name="P92">-Erstes Feedback vom Kunden am rohen Auswahlvorgang -&gt; agile Entwicklung<text:s/></text:p>
            <text:p text:style-name="P93">-Feedback und Zusammenführen der Programmteile im Zeitplan beachten<text:s/></text:p>
            <text:p text:style-name="P94">-Konfigurationsklasse -&gt; Dialog anhand von Config erzeugt<text:s/></text:p>
            <text:p text:style-name="P95">-Welche Konfiguration wird benötigt -&gt; letzter angemeldeter Benutzer, Hintergrundfarbe, Back-Up Intervall<text:s/></text:p>
            <text:p text:style-name="P96">-Basierend auf Config-Dateien Dialoge generieren von Daniel</text:p>
            <text:p text:style-name="P97">-Eventuell Code wiederverwenden um andere Dialoge zu erzeugen</text:p>
            <text:p text:style-name="P98"/>
          </table:table-cell>
          <table:covered-table-cell/>
          <table:covered-table-cell/>
          <table:covered-table-cell/>
        </table:table-row>
        <text:soft-page-break/>
        <table:table-row table:style-name="TableRow99">
          <table:table-cell table:style-name="TableCell100" table:number-columns-spanned="4">
            <text:p text:style-name="P101">Joshua:</text:p>
            <text:p text:style-name="P102">-Datenbankmodell Änderungen -&gt; erstmal ohne Historie und dann mit zweiter API<text:s/>erweitern für die Vorjahre (wenn benötigt)</text:p>
            <text:p text:style-name="P103">-1:n von Schüler &amp; Buch (statt 1:1)</text:p>
            <text:p text:style-name="P104">-Ausleihtabelle und Rückgabe koppeln mit 1:0 für Bezug von Rückgabe zu Ausleihe</text:p>
            <text:p text:style-name="P105">Von Rückgabe zu Ausgabe oder eventuell beides</text:p>
            <text:p text:style-name="P106">-Klasse bekommt zusätzliches Feld -&gt; aktuelles Jahr</text:p>
            <text:p text:style-name="P107">-Schüler kann in mehreren Klassen sein, allerdings ist immer nur eine aktuell, eine zusätzliche Bedingung, welches Jahr bei der Abfrage (where – Bedingung)</text:p>
            <text:p text:style-name="P108">-in Ausleihe auch in Klasse verweisen -&gt; 3 definierende Eigenschaften</text:p>
            <text:p text:style-name="P109">Zusätzliches Datum für Ausleihe (bzgl. Ferienausleihe)</text:p>
            <text:p text:style-name="P110">-Datenbank API<text:s/>muss diskutiert werden</text:p>
          </table:table-cell>
          <table:covered-table-cell/>
          <table:covered-table-cell/>
          <table:covered-table-cell/>
        </table:table-row>
        <table:table-row table:style-name="TableRow111">
          <table:table-cell table:style-name="TableCell112">
            <text:p text:style-name="P113">Schlussfolgerungen</text:p>
          </table:table-cell>
          <table:table-cell table:style-name="TableCell114" table:number-columns-spanned="3">
            <text:p text:style-name="P115"/>
          </table:table-cell>
          <table:covered-table-cell/>
          <table:covered-table-cell/>
        </table:table-row>
        <table:table-row table:style-name="TableRow116">
          <table:table-cell table:style-name="TableCell117" table:number-columns-spanned="4">
            <text:p text:style-name="P118"/>
          </table:table-cell>
          <table:covered-table-cell/>
          <table:covered-table-cell/>
          <table:covered-table-cell/>
        </table:table-row>
        <table:table-row table:style-name="TableRow119">
          <table:table-cell table:style-name="TableCell120" table:number-columns-spanned="4">
            <text:p text:style-name="P121"/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2">
            <text:p text:style-name="P124">Aufgaben</text:p>
          </table:table-cell>
          <table:covered-table-cell/>
          <table:table-cell table:style-name="TableCell125">
            <text:p text:style-name="P126">Zuständige Person</text:p>
          </table:table-cell>
          <table:table-cell table:style-name="TableCell127">
            <text:p text:style-name="P128">Termin</text:p>
          </table:table-cell>
        </table:table-row>
        <table:table-row table:style-name="TableRow129">
          <table:table-cell table:style-name="TableCell130" table:number-columns-spanned="2">
            <text:p text:style-name="P131">DLL Import anschauen (Abhängigkeitsproblem klären)</text:p>
          </table:table-cell>
          <table:covered-table-cell/>
          <table:table-cell table:style-name="TableCell132">
            <text:p text:style-name="P133">Fabio</text:p>
          </table:table-cell>
          <table:table-cell table:style-name="TableCell134">
            <text:p text:style-name="P135">08.05</text:p>
          </table:table-cell>
        </table:table-row>
        <table:table-row table:style-name="TableRow136">
          <table:table-cell table:style-name="TableCell137" table:number-columns-spanned="2">
            <text:p text:style-name="P138">Datenbank API definieren</text:p>
          </table:table-cell>
          <table:covered-table-cell/>
          <table:table-cell table:style-name="TableCell139">
            <text:p text:style-name="P140">Joshua, Daniel, Fabio</text:p>
          </table:table-cell>
          <table:table-cell table:style-name="TableCell141">
            <text:p text:style-name="P142">08.05</text:p>
          </table:table-cell>
        </table:table-row>
        <table:table-row table:style-name="TableRow143">
          <table:table-cell table:style-name="TableCell144" table:number-columns-spanned="2">
            <text:p text:style-name="P145">Datenbank erstellen und Modell überarbeiten</text:p>
          </table:table-cell>
          <table:covered-table-cell/>
          <table:table-cell table:style-name="TableCell146">
            <text:p text:style-name="P147">Joshua</text:p>
          </table:table-cell>
          <table:table-cell table:style-name="TableCell148">
            <text:p text:style-name="P149">08.05</text:p>
          </table:table-cell>
        </table:table-row>
        <table:table-row table:style-name="TableRow150">
          <table:table-cell table:style-name="TableCell151" table:number-columns-spanned="2">
            <text:p text:style-name="P152">Datenbanke API programmieren</text:p>
          </table:table-cell>
          <table:covered-table-cell/>
          <table:table-cell table:style-name="TableCell153">
            <text:p text:style-name="P154">Joshua, Daniel, Fabio</text:p>
          </table:table-cell>
          <table:table-cell table:style-name="TableCell155">
            <text:p text:style-name="P156">08.05</text:p>
          </table:table-cell>
        </table:table-row>
      </table:table>
      <text:p text:style-name="P157"/>
      <text:p text:style-name="P158"/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Besondere Anmerkungen</text:p>
          </table:table-cell>
          <table:table-cell table:style-name="TableCell165">
            <text:p text:style-name="P166"/>
          </table:table-cell>
        </table:table-row>
      </table:table>
      <text:p text:style-name="P167"/>
      <text:p text:style-name="Standard"><text:span text:style-name="T168">Nächste Besprechung: 08.Mai 9.50 in J4.17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SimSun"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SimSu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oshua Hörmann</dc:creator>
    <meta:creation-date>2018-02-14T15:31:00Z</meta:creation-date>
    <dc:date>2018-05-03T10:44:00Z</dc:date>
    <meta:template xlink:href="Normal.dotm" xlink:type="simple"/>
    <meta:editing-cycles>8</meta:editing-cycles>
    <meta:editing-duration>PT0S</meta:editing-duration>
    <meta:document-statistic meta:page-count="2" meta:paragraph-count="9" meta:word-count="701" meta:character-count="4690" meta:row-count="33" meta:non-whitespace-character-count="3998"/>
  </office:meta>
</office:document-meta>
</file>